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cell-protect="protected"/>
    </style:style>
    <style:style style:name="ce6" style:family="table-cell" style:parent-style-name="Default" style:data-style-name="N0">
      <style:table-cell-properties style:vertical-align="automatic" fo:background-color="#FFFF00" style:cell-protect="protected" style:repeat-content="false"/>
      <style:paragraph-properties fo:text-align="start" fo:margin-left="0cm"/>
    </style:style>
    <style:style style:name="ce7" style:family="table-cell" style:parent-style-name="Lien_32_hypertexte" style:data-style-name="N0">
      <style:table-cell-properties fo:background-color="#FFFF00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9.33979166666667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Livrable 1 :</text:p>
          </table:table-cell>
          <table:table-cell office:value-type="string" table:style-name="ce1">
            <text:p>( compléter seulement les cellules en jaune, sans changer de référence, avec les consignes entre parenthèses 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pe de TP :</text:p>
          </table:table-cell>
          <table:table-cell office:value-type="string" table:style-name="ce3">
            <text:p>B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oupe de SAE :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Nom de l’entreprise :</text:p>
          </table:table-cell>
          <table:table-cell office:value-type="string" table:style-name="ce6">
            <text:p>OVHClou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 prénom du référent :</text:p>
          </table:table-cell>
          <table:table-cell office:value-type="string" table:style-name="ce3">
            <text:p>BORNERT laura</text:p>
          </table:table-cell>
          <table:table-cell office:value-type="string" table:style-name="ce1">
            <text:p>(NOM en majuscule et prénom en minuscul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M prénom étudiant 2 :</text:p>
          </table:table-cell>
          <table:table-cell office:value-type="string" table:style-name="ce3">
            <text:p>FRICHET luc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 prénom étudiant 3 :</text:p>
          </table:table-cell>
          <table:table-cell office:value-type="string" table:style-name="ce3">
            <text:p>HABIBOVIC dani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 prénom étudiant 4 :</text:p>
          </table:table-cell>
          <table:table-cell office:value-type="string" table:style-name="ce3">
            <text:p>PADAYODI kev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M prénom étudiant 5 :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RL du projet « GitHub » :</text:p>
          </table:table-cell>
          <table:table-cell office:value-type="string" table:style-name="ce7">
            <text:p><text:a xlink:href="https://github.com/Laura1726/SAE-1.05-06">https://github.com/Laura1726/SAE-1.05-06</text:a></text:p>
          </table:table-cell>
          <table:table-cell office:value-type="string" table:style-name="ce1">
            <text:p>(mettre le texte du lien et un lien sur ce text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 du site « GitHub Pages » :</text:p>
          </table:table-cell>
          <table:table-cell office:value-type="string" table:style-name="ce7">
            <text:p><text:a xlink:href="https://laura1726.github.io/SAE-1.05-06/">https://laura1726.github.io/SAE-1.05-06/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(MENU : <text:s/>(sélection du texte) insertion / hyperlie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RL <text:s/>( sélection du texte ; clic droit éditer l’hyperlien)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Livrable 2 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RL du projet «Gitlab» :</text:p>
          </table:table-cell>
          <table:table-cell table:style-name="ce3"/>
          <table:table-cell office:value-type="string" table:style-name="ce1">
            <text:p>(mettre le texte du lien et un lien sur ce text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L du site « Gitlab Pages » :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URL du projet «Bitbucket» :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URL du site «Bitbucket Pages » :</text:p>
          </table:table-cell>
          <table:table-cell table:style-name="ce3"/>
          <table:table-cell table:number-columns-repeated="16382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526</meta:generator>
    <dc:creator>Laura BORNERT</dc:creator>
    <meta:creation-date>2023-02-13T09:02:22Z</meta:creation-date>
    <dc:date>2025-09-15T11:54:38Z</dc:date>
    <meta:editing-cycles>16</meta:editing-cycles>
    <meta:editing-duration>PT3753S</meta:editing-duration>
  </office:meta>
</office:document-meta>
</file>